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6.09cm" svg:height="4.308cm" draw:transform="rotate (-1.55264490257416) translate (8.33270592602908cm 2.81730571004518cm)" svg:viewBox="0 0 6091 4309" svg:d="M472 4075c754-89 2156-110 2968-82 809 26 1056 182 1660 291 603 108 1140-111 953-1138-188-1025-277-2638-280-2797-4-159-834-541-815-232 17 309 100 1299 179 1844 78 545 280 1225 155 1576-91 261-172 134-1076-48s-3628-139-4136-113c-201 8-7 730 392 699z">
          <text:p/>
        </draw:path>
        <draw:path draw:style-name="gr1" draw:text-style-name="P1" draw:layer="layout" svg:width="1.172cm" svg:height="3.565cm" draw:transform="rotate (-1.55194677087336) translate (8.0963868828996cm 4.6315312542461cm)" svg:viewBox="0 0 1173 3566" svg:d="M1172 3413c-76-195-226-738-285-1202-58-465-105-1598-76-1832 28-234-820-533-811-287 17 460 68 1493 186 2230 117 738 109 725 219 1143 54 205 805 49 767-52z">
          <text:p/>
        </draw:path>
        <draw:path draw:style-name="gr1" draw:text-style-name="P1" draw:layer="layout" svg:width="0.903cm" svg:height="0.661cm" draw:transform="rotate (-2.15757602131539) translate (8.67865777377039cm 7.9336151038324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2cm" svg:height="0.661cm" draw:transform="rotate (-2.15687788961459) translate (8.36345781206569cm 4.7907947751292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rotate (-2.15687788961459) translate (5.2826244787324cm 5.2049614417958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1.076cm" svg:height="4.374cm" draw:transform="skewX (0.00157079632679489) rotate (-1.55247036964896) translate (8.4147329007096cm 2.024654190055cm)" svg:viewBox="0 0 1077 4375" svg:d="M1076 4291c-79-342-180-947-246-1717-66-767-31-2016-15-2222 5-108-812-511-815-283-3 227 25 1646 105 2464s196 1461 263 1734c50 170 731 110 708 24z">
          <text:p/>
        </draw:path>
        <draw:path draw:style-name="gr1" draw:text-style-name="P1" draw:layer="layout" svg:width="0.902cm" svg:height="0.661cm" draw:transform="rotate (-2.15687788961459) translate (5.09262447873239cm 3.0007947751291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3cm" svg:height="0.661cm" draw:transform="skewX (0.00122173047639602) rotate (-2.15687788961459) translate (8.6916401432275cm 2.182688890543cm)" svg:viewBox="0 0 904 662" svg:d="M527 644c137-64 329-219 367-367 35-139-27-185-184-243-156-57-352-32-459-3-277 72-309 187-173 370 136 181 314 308 449 243z">
          <text:p/>
        </draw:path>
        <draw:path draw:style-name="gr2" draw:text-style-name="P1" draw:layer="layout" svg:width="3.6cm" svg:height="6.667cm" svg:x="1.435cm" svg:y="2.376cm" svg:viewBox="0 0 3601 6668" svg:d="M2856 5907c117 7 898 672 719 685s-604 52-726 62c-1980 159-2975-1073-2836-2988 138-1915 1465-3482 3187-3666 23-2-46 716-100 724-1400 195-2326 1215-2478 2942-153 1727 1097 2180 2234 2241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14:06:57.834000000</dc:date>
    <meta:editing-duration>PT3M8S</meta:editing-duration>
    <meta:editing-cycles>3</meta:editing-cycles>
    <meta:generator>LibreOffice/24.2.4.2$Windows_X86_64 LibreOffice_project/51a6219feb6075d9a4c46691dcfe0cd9c4fff3c2</meta:generator>
    <meta:document-statistic meta:object-count="9"/>
  </office:meta>
</office:document-meta>
</file>